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7.4" calcext:value-type="float">
            <text:p>7.4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4" calcext:value-type="float">
            <text:p>8.4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97300" calcext:value-type="float">
            <text:p>97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table:style-name="ce6" office:value-type="float" office:value="11.4" calcext:value-type="float">
            <text:p>11.4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9300" calcext:value-type="float">
            <text:p>93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string" calcext:value-type="string">
            <text:p>FINISH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.51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5400" calcext:value-type="float">
            <text:p>540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13400" calcext:value-type="float">
            <text:p>13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.1" calcext:value-type="float">
            <text:p>4.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1600" calcext:value-type="float">
            <text:p>160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13400" calcext:value-type="float">
            <text:p>13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.2" calcext:value-type="float">
            <text:p>10.2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42500" calcext:value-type="float">
            <text:p>42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0.1" calcext:value-type="float">
            <text:p>10.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28700" calcext:value-type="float">
            <text:p>287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table:style-name="ce6"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69600" calcext:value-type="float">
            <text:p>696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76100" calcext:value-type="float">
            <text:p>761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.11" calcext:value-type="float">
            <text:p>10.11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INISHE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3500" calcext:value-type="float">
            <text:p>23500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6.5" calcext:value-type="float">
            <text:p>6.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3500" calcext:value-type="float">
            <text:p>23500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600" calcext:value-type="float">
            <text:p>660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.51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4500" calcext:value-type="float">
            <text:p>24500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3800" calcext:value-type="float">
            <text:p>3800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23500" calcext:value-type="float">
            <text:p>23500</text:p>
          </table:table-cell>
          <table:table-cell table:number-columns-repeated="3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14300" calcext:value-type="float">
            <text:p>14300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94500" calcext:value-type="float">
            <text:p>9450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24700" calcext:value-type="float">
            <text:p>2470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1" calcext:value-type="float">
            <text:p>7.41</text:p>
          </table:table-cell>
          <table:table-cell office:value-type="float" office:value="24700" calcext:value-type="float">
            <text:p>24700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09:04:05.54366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9:05:04.201755622</meta:creation-date>
    <dc:date>2020-03-06T09:08:51.175257276</dc:date>
    <meta:editing-duration>PT6H17M41S</meta:editing-duration>
    <meta:editing-cycles>41</meta:editing-cycles>
    <meta:generator>LibreOffice/6.0.7.3$Linux_X86_64 LibreOffice_project/00m0$Build-3</meta:generator>
    <meta:document-statistic meta:table-count="1" meta:cell-count="577" meta:object-count="0"/>
  </office:meta>
</office:document-meta>
</file>